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376cm" fo:margin-left="-0.123cm" table:align="left" style:writing-mode="lr-tb"/>
    </style:style>
    <style:style style:name="Table1.A" style:family="table-column">
      <style:table-column-properties style:column-width="2.124cm"/>
    </style:style>
    <style:style style:name="Table1.B" style:family="table-column">
      <style:table-column-properties style:column-width="15.252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style:font-name="Arial1" style:font-name-complex="Arial1"/>
    </style:style>
    <style:style style:name="P2" style:family="paragraph" style:parent-style-name="Standard">
      <style:text-properties style:font-name="Arial1" fo:font-size="11pt" style:font-size-asian="11pt" style:font-name-complex="Arial1" style:font-size-complex="11pt"/>
    </style:style>
    <style:style style:name="P3" style:family="paragraph" style:parent-style-name="Standard">
      <style:paragraph-properties style:snap-to-layout-grid="false"/>
      <style:text-properties fo:color="#000000" style:font-name="Arial1" fo:language="zxx" fo:country="none" style:language-asian="zxx" style:country-asian="none" style:font-name-complex="Arial1"/>
    </style:style>
    <style:style style:name="P4" style:family="paragraph" style:parent-style-name="Standard">
      <style:text-properties fo:color="#000000" style:font-name="Arial1" style:font-name-complex="Arial1"/>
    </style:style>
    <style:style style:name="P5" style:family="paragraph" style:parent-style-name="Standard">
      <style:paragraph-properties style:snap-to-layout-grid="false"/>
      <style:text-properties fo:color="#000000" style:font-name="Arial1" style:font-name-complex="Arial1"/>
    </style:style>
    <style:style style:name="P6" style:family="paragraph" style:parent-style-name="Standard">
      <style:text-properties fo:color="#000000" style:font-name="Arial1" fo:font-size="14pt" fo:font-weight="bold" style:font-size-asian="14pt" style:font-weight-asian="bold" style:font-name-complex="Arial1" style:font-size-complex="14pt" style:font-weight-complex="bold"/>
    </style:style>
    <style:style style:name="P7" style:family="paragraph" style:parent-style-name="Standard">
      <style:text-properties fo:color="#000000" style:font-name="Arial1" fo:font-size="11pt" style:text-underline-style="solid" style:text-underline-width="auto" style:text-underline-color="font-color" fo:font-weight="bold" style:font-size-asian="11pt" style:font-weight-asian="bold" style:font-name-complex="Arial1" style:font-size-complex="11pt" style:font-weight-complex="bold"/>
    </style:style>
    <style:style style:name="P8" style:family="paragraph" style:parent-style-name="Standard">
      <style:text-properties fo:color="#000000" style:font-name="Arial1" fo:font-size="11pt" style:font-size-asian="11pt" style:font-name-complex="Arial1" style:font-size-complex="11pt"/>
    </style:style>
    <style:style style:name="P9" style:family="paragraph" style:parent-style-name="Standard">
      <style:paragraph-properties>
        <style:tab-stops>
          <style:tab-stop style:position="9.502cm"/>
        </style:tab-stops>
      </style:paragraph-properties>
      <style:text-properties fo:color="#000000" style:font-name="Arial1" fo:font-size="11pt" style:font-size-asian="11pt" style:font-name-complex="Arial1" style:font-size-complex="11pt"/>
    </style:style>
    <style:style style:name="P10" style:family="paragraph" style:parent-style-name="Standard">
      <style:paragraph-properties fo:text-align="center" style:justify-single-word="false"/>
      <style:text-properties fo:color="#000000" style:font-name="Arial1" fo:font-size="18pt" fo:font-weight="bold" style:font-size-asian="18pt" style:font-weight-asian="bold" style:font-name-complex="Arial1" style:font-size-complex="18pt" style:font-weight-complex="bold"/>
    </style:style>
    <style:style style:name="P11" style:family="paragraph" style:parent-style-name="Standard">
      <style:paragraph-properties fo:text-align="center" style:justify-single-word="false"/>
      <style:text-properties fo:color="#000000" style:font-name="Arial1" fo:font-size="10pt" style:font-size-asian="10pt" style:font-name-complex="Arial1" style:font-size-complex="10pt"/>
    </style:style>
    <style:style style:name="P12" style:family="paragraph" style:parent-style-name="Standard">
      <style:paragraph-properties>
        <style:tab-stops>
          <style:tab-stop style:position="9.502cm"/>
        </style:tab-stops>
      </style:paragraph-properties>
    </style:style>
    <style:style style:name="P13" style:family="paragraph" style:parent-style-name="Standard">
      <style:paragraph-properties>
        <style:tab-stops>
          <style:tab-stop style:position="0.501cm"/>
          <style:tab-stop style:position="1cm"/>
          <style:tab-stop style:position="1.501cm"/>
          <style:tab-stop style:position="2cm"/>
          <style:tab-stop style:position="9.502cm"/>
        </style:tab-stops>
      </style:paragraph-properties>
    </style:style>
    <style:style style:name="P14" style:family="paragraph" style:parent-style-name="Standard">
      <style:text-properties fo:color="#ff0000" style:font-name="Arial1" fo:font-size="11pt" style:font-size-asian="11pt" style:font-name-complex="Arial1" style:font-size-complex="11pt"/>
    </style:style>
    <style:style style:name="P15" style:family="paragraph" style:parent-style-name="Standard">
      <style:paragraph-properties fo:margin-top="0.212cm" fo:margin-bottom="0cm"/>
      <style:text-properties fo:color="#000000" style:font-name="Arial1" fo:font-size="11pt" style:font-size-asian="11pt" style:font-name-complex="Arial1" style:font-size-complex="11pt"/>
    </style:style>
    <style:style style:name="P16" style:family="paragraph" style:parent-style-name="Standard">
      <style:paragraph-properties fo:margin-top="0.212cm" fo:margin-bottom="0cm" fo:line-height="150%"/>
      <style:text-properties fo:color="#000000" style:font-name="Arial1" fo:font-size="11pt" style:font-size-asian="11pt" style:font-name-complex="Arial1" style:font-size-complex="11pt"/>
    </style:style>
    <style:style style:name="P17" style:family="paragraph" style:parent-style-name="Standard">
      <style:paragraph-properties fo:margin-top="0.212cm" fo:margin-bottom="0cm">
        <style:tab-stops>
          <style:tab-stop style:position="9.502cm"/>
        </style:tab-stops>
      </style:paragraph-properties>
      <style:text-properties fo:color="#000000" style:font-name="Arial1" fo:font-size="11pt" style:font-size-asian="11pt" style:font-name-complex="Arial1" style:font-size-complex="11pt"/>
    </style:style>
    <style:style style:name="P18" style:family="paragraph" style:parent-style-name="Standard" style:master-page-name="Standard">
      <style:paragraph-properties style:page-number="auto"/>
    </style:style>
    <style:style style:name="P19" style:family="paragraph" style:parent-style-name="Standard">
      <style:paragraph-properties>
        <style:tab-stops>
          <style:tab-stop style:position="9.502cm"/>
        </style:tab-stops>
      </style:paragraph-properties>
      <style:text-properties fo:color="#000000" style:font-name="Arial1" fo:font-size="11pt" style:font-size-asian="11pt" style:font-name-complex="Arial1" style:font-size-complex="11pt"/>
    </style:style>
    <style:style style:name="P20" style:family="paragraph">
      <style:paragraph-properties fo:text-align="center" style:writing-mode="lr-tb"/>
      <style:text-properties fo:font-size="24pt"/>
    </style:style>
    <style:style style:name="P21" style:family="paragraph">
      <style:paragraph-properties fo:text-align="start"/>
    </style:style>
    <style:style style:name="T1" style:family="text">
      <style:text-properties style:font-name="Arial1" style:font-name-complex="Arial1"/>
    </style:style>
    <style:style style:name="T2" style:family="text">
      <style:text-properties style:font-name="Arial1" fo:font-size="11pt" style:font-size-asian="11pt" style:font-name-complex="Arial1" style:font-size-complex="11pt"/>
    </style:style>
    <style:style style:name="T3" style:family="text">
      <style:text-properties fo:color="#000000" style:font-name="Arial1" fo:font-weight="bold" style:font-weight-asian="bold" style:font-name-complex="Arial1" style:font-weight-complex="bold"/>
    </style:style>
    <style:style style:name="T4" style:family="text">
      <style:text-properties fo:color="#000000" style:font-name="Arial1" fo:font-size="11pt" style:font-size-asian="11pt" style:font-name-complex="Arial1" style:font-size-complex="11pt"/>
    </style:style>
    <style:style style:name="T5" style:family="text">
      <style:text-properties fo:color="#000000" style:font-name="Arial1" fo:font-size="11pt" fo:font-weight="bold" style:font-size-asian="11pt" style:font-weight-asian="bold" style:font-name-complex="Arial1" style:font-size-complex="11pt" style:font-weight-complex="bold"/>
    </style:style>
    <style:style style:name="T6" style:family="text">
      <style:text-properties fo:color="#ff0000" style:font-name="Arial1" fo:font-size="11pt" style:font-size-asian="11pt" style:font-name-complex="Arial1" style:font-size-complex="11pt"/>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016cm" draw:visible-area-height="15.875cm"/>
    </style: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checkbox form:name="Kryss8"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9"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0"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1" form:control-implementation="ooo:com.sun.star.form.component.CheckBox"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8" form:control-implementation="ooo:com.sun.star.form.component.CheckBox"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9" form:control-implementation="ooo:com.sun.star.form.component.CheckBox"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0" form:control-implementation="ooo:com.sun.star.form.component.CheckBox"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1" form:control-implementation="ooo:com.sun.star.form.component.CheckBox"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8" form:control-implementation="ooo:com.sun.star.form.component.CheckBox"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9" form:control-implementation="ooo:com.sun.star.form.component.CheckBox"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0" form:control-implementation="ooo:com.sun.star.form.component.CheckBox"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1" form:control-implementation="ooo:com.sun.star.form.component.CheckBox"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ryss11" form:control-implementation="ooo:com.sun.star.form.component.CheckBox"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xt:tab/><text:tab/><text:tab/><text:tab/><text:tab/></text:span><text:span text:style-name="T3"><text:tab/></text:span></text:p>
      <table:table table:name="Table1" table:style-name="Table1">
        <table:table-column table:style-name="Table1.A"/>
        <table:table-column table:style-name="Table1.B"/>
        <table:table-row table:style-name="Table1.1">
          <table:table-cell table:style-name="Table1.A1" office:value-type="string">
            <text:p text:style-name="P3"><draw:line text:anchor-type="char" draw:z-index="1" draw:style-name="gr1" draw:text-style-name="P20" svg:x1="2.053cm" svg:y1="1.476cm" svg:x2="17.295cm" svg:y2="1.478cm"><text:p/></draw:line></text:p>
            <text:p text:style-name="P1"><draw:frame draw:style-name="fr1" draw:name="Object1" text:anchor-type="as-char" svg:width="1.921cm" svg:height="1.9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text:s text:c="79"/></text:p>
            <text:p text:style-name="P4"/>
            <text:p text:style-name="P6">UNIVERSITETET I BERGEN</text:p>
            <text:p text:style-name="P6"/>
            <text:p text:style-name="P10">MUNTLIG OG SKRIFTLIG ADVARSEL</text:p>
          </table:table-cell>
        </table:table-row>
      </table:table>
      <text:p text:style-name="P11">Skjemaet brukes ved muntlig, 1. og 2. gangs skriftlig advarsel</text:p>
      <text:p text:style-name="P16">Du, ____________________________________</text:p>
      <text:p text:style-name="P16">ansatt ved _______________________________ får med dette </text:p>
      <text:p text:style-name="P7"/>
      <text:p text:style-name="P7">Muntlig advarsel:</text:p>
      <text:p text:style-name="P9">For å ha:</text:p>
      <text:p text:style-name="P13"><text:bookmark-start text:name="Kryss8"/><text:span text:style-name="T4"><draw:control text:anchor-type="as-char" draw:z-index="2" draw:style-name="gr2" draw:text-style-name="P21" svg:width="0.32cm" svg:height="0.32cm" draw:control="control1"/></text:span><text:bookmark-end text:name="Kryss8"/><text:span text:style-name="T4"> Vært fraværende fra arbeid p.g.a. rusmiddelbruk<text:tab/>Dato(er): _________________________________</text:span></text:p>
      <text:p text:style-name="P13"><text:bookmark-start text:name="Kryss9"/><text:span text:style-name="T4"><draw:control text:anchor-type="as-char" draw:z-index="3" draw:style-name="gr2" draw:text-style-name="P21" svg:width="0.32cm" svg:height="0.32cm" draw:control="control2"/></text:span><text:bookmark-end text:name="Kryss9"/><text:span text:style-name="T4"> Møtt fram på arbeid i beruset tilstand:<text:tab/>Dato(er): _________________________________</text:span></text:p>
      <text:p text:style-name="P13"><text:bookmark-start text:name="Kryss10"/><text:span text:style-name="T4"><draw:control text:anchor-type="as-char" draw:z-index="4" draw:style-name="gr2" draw:text-style-name="P21" svg:width="0.32cm" svg:height="0.32cm" draw:control="control3"/></text:span><text:bookmark-end text:name="Kryss10"/><text:span text:style-name="T4"> Møtt fram på arbeid i bakrus:<text:tab/>Dato(er): _________________________________</text:span></text:p>
      <text:p text:style-name="P12"><text:bookmark-start text:name="Kryss11"/><text:span text:style-name="T4"><draw:control text:anchor-type="as-char" draw:z-index="5" draw:style-name="gr2" draw:text-style-name="P21" svg:width="0.32cm" svg:height="0.32cm" draw:control="control4"/></text:span><text:bookmark-end text:name="Kryss11"/><text:span text:style-name="T4"> Brukt rusmidler på arbeid:<text:tab/>Dato(er): _________________________________</text:span></text:p>
      <text:p text:style-name="Standard"><text:span text:style-name="T4">Advarsel gis med hjemmel i "Retningslinjer for håndtering av rusmiddelmisbruk ved UiB (AKAN-retningslinjer)</text:span><text:span text:style-name="T2">”.</text:span></text:p>
      <text:p text:style-name="P9"/>
      <text:p text:style-name="P9">Leder: __________________________________<text:tab/><text:tab/>Dato _______________</text:p>
      <text:p text:style-name="P9"/>
      <text:p text:style-name="P9">Jeg bekrefter å ha mottatt muntlig advarsel. Jeg forstår at misbruk av rusmidler kan få konsekvenser for mitt ansettelsesforhold ved Universitetet i Bergen.</text:p>
      <text:p text:style-name="P9"/>
      <text:p text:style-name="P9">Ansatt: __________________________________<text:tab/><text:tab/>Dato _______________</text:p>
      <text:p text:style-name="P8"/>
      <text:p text:style-name="P17"/>
      <text:p text:style-name="P7">1. skriftlige advarsel:</text:p>
      <text:p text:style-name="P9">Muntlig advarsel skal være gitt før skriftlig advarsel gis, jf. "Retningslinjer for håndtering av rusmiddelmisbruk ved UiB (AKAN-retningslinjer)”, avsnitt 1. gangs forseelse.</text:p>
      <text:p text:style-name="Standard"><text:span text:style-name="T4">Ved andre gangs forseelse gir nærmeste overordnede en skriftlig advarsel med pålegg om at det utarbeides et individuelt støtte-, oppfølgings- og behandlingsopplegg (individuell AKAN- oppfølgingsavtale).</text:span><text:span text:style-name="T6"> </text:span><text:span text:style-name="T4">Kopi av avtale sendes nærmeste overordnede med personalansvar. Dersom behandlingsavtale brytes skal nærmeste overordnede varsles. Nærmeste overordnede avgjør om arbeidstakerens stilling er av en slik art at utestenging fra arbeidsoppgavene må iverksettes.</text:span></text:p>
      <text:p text:style-name="P14"/>
      <text:p text:style-name="P9"/>
      <text:p text:style-name="P9">Du får med dette 1. skriftlige advarsel for å ha:</text:p>
      <text:p text:style-name="P13"><text:span text:style-name="T4"><draw:control text:anchor-type="as-char" draw:z-index="6" draw:style-name="gr2" draw:text-style-name="P21" svg:width="0.32cm" svg:height="0.32cm" draw:control="control5"/></text:span><text:span text:style-name="T4"> Vært fraværende fra arbeid p.g.a. rusmiddelbruk<text:tab/>Dato(er): _________________________________</text:span></text:p>
      <text:p text:style-name="P13"><text:span text:style-name="T4"><draw:control text:anchor-type="as-char" draw:z-index="7" draw:style-name="gr2" draw:text-style-name="P21" svg:width="0.32cm" svg:height="0.32cm" draw:control="control6"/></text:span><text:span text:style-name="T4"> Møtt fram på arbeid i beruset tilstand:<text:tab/>Dato(er): _________________________________</text:span></text:p>
      <text:p text:style-name="P13"><text:span text:style-name="T4"><draw:control text:anchor-type="as-char" draw:z-index="8" draw:style-name="gr2" draw:text-style-name="P21" svg:width="0.32cm" svg:height="0.32cm" draw:control="control7"/></text:span><text:span text:style-name="T4"> Møtt fram på arbeid i bakrus:<text:tab/>Dato(er): _________________________________</text:span></text:p>
      <text:p text:style-name="P12"><text:span text:style-name="T4"><draw:control text:anchor-type="as-char" draw:z-index="9" draw:style-name="gr2" draw:text-style-name="P21" svg:width="0.32cm" svg:height="0.32cm" draw:control="control8"/></text:span><text:span text:style-name="T4"> Brukt rusmidler på arbeid:<text:tab/>Dato(er): _________________________________</text:span></text:p>
      <text:p text:style-name="Standard"><text:span text:style-name="T4">Advarsel gis med hjemmel i "Retningslinjer for håndtering av rusmiddelmisbruk ved UiB (AKAN-retningslinjer)”</text:span><text:span text:style-name="T2">.</text:span></text:p>
      <text:p text:style-name="P9"><text:s/></text:p>
      <text:p text:style-name="P9">Leder: __________________________________<text:tab/><text:tab/>Dato _______________</text:p>
      <text:p text:style-name="P9"/>
      <text:p text:style-name="P9">Jeg bekrefter å ha mottatt og lest advarselen. Jeg forstår at misbruk av rusmidler kan få konsekvenser for mitt ansettelsesforhold ved Universitetet i Bergen.</text:p>
      <text:p text:style-name="P9"/>
      <text:p text:style-name="P9">Ansatt: __________________________________<text:tab/><text:tab/>Dato _______________</text:p>
      <text:p text:style-name="P17"/>
      <text:p text:style-name="P17"><text:soft-page-break/></text:p>
      <text:p text:style-name="P17"><text:tab/><text:tab/><text:tab/><text:tab/><text:tab/><text:tab/><text:tab/></text:p>
      <text:p text:style-name="P15"/>
      <text:p text:style-name="P15"/>
      <text:p text:style-name="P7">2. skriftlige advarsel:</text:p>
      <text:p text:style-name="Standard"><text:span text:style-name="T4">Ved</text:span><text:span text:style-name="T5"> </text:span><text:span text:style-name="T4">tredje gangs forseelse vurderes det om det er hensiktsmessig å videreføre et internt opplegg, med ny skriftlig advarsel. Denne vurdering skal foretas i møte der følgende stiller: Nærmeste overordnede, repr. fra HMS- seksjonen, hovedkontakt og evt. personkontakt. Nærmeste overordnede avgjør om arbeidstaker kan fortsette i stillingen ved UiB og ansatt vil få tilbakemelding i etterkant av møtet. </text:span></text:p>
      <text:p text:style-name="P8"/>
      <text:p text:style-name="P8">Dersom ny skriftlig advarsel gis, er dette på bakgrunn av:</text:p>
      <text:p text:style-name="P13"><text:span text:style-name="T4"><draw:control text:anchor-type="as-char" draw:z-index="10" draw:style-name="gr2" draw:text-style-name="P21" svg:width="0.32cm" svg:height="0.32cm" draw:control="control9"/></text:span><text:span text:style-name="T4"> Vært fraværende fra arbeid p.g.a. rusmiddelbruk<text:tab/>Dato(er): _________________________________</text:span></text:p>
      <text:p text:style-name="P13"><text:span text:style-name="T4"><draw:control text:anchor-type="as-char" draw:z-index="11" draw:style-name="gr2" draw:text-style-name="P21" svg:width="0.32cm" svg:height="0.32cm" draw:control="control10"/></text:span><text:span text:style-name="T4"> Møtt fram på arbeid i beruset tilstand:<text:tab/>Dato(er): _________________________________</text:span></text:p>
      <text:p text:style-name="P13"><text:span text:style-name="T4"><draw:control text:anchor-type="as-char" draw:z-index="12" draw:style-name="gr2" draw:text-style-name="P21" svg:width="0.32cm" svg:height="0.32cm" draw:control="control11"/></text:span><text:span text:style-name="T4"> Møtt fram på arbeid i bakrus:<text:tab/>Dato(er): _________________________________</text:span></text:p>
      <text:p text:style-name="P12"><text:span text:style-name="T4"><draw:control text:anchor-type="as-char" draw:z-index="13" draw:style-name="gr2" draw:text-style-name="P21" svg:width="0.32cm" svg:height="0.32cm" draw:control="control12"/></text:span><text:span text:style-name="T4"> Brukt rusmidler på arbeid:<text:tab/>Dato(er): _________________________________</text:span></text:p>
      <text:p text:style-name="P12"><text:span text:style-name="T4"><draw:control text:anchor-type="as-char" draw:z-index="14" draw:style-name="gr2" draw:text-style-name="P21" svg:width="0.32cm" svg:height="0.32cm" draw:control="control13"/></text:span><text:span text:style-name="T4"> Annet:<text:tab/>Dato(er): _________________________________</text:span></text:p>
      <text:p text:style-name="P8">Dersom annet, gi en nærmere beskrivelse:</text:p>
      <text:p text:style-name="P8"/>
      <text:p text:style-name="P8"/>
      <text:p text:style-name="Standard"><text:span text:style-name="T4">Advarsel gis med hjemmel i "Retningslinjer for håndtering av rusmiddelmisbruk ved UiB (AKAN-retningslinjer)”</text:span><text:span text:style-name="T2">.</text:span></text:p>
      <text:p text:style-name="P8"/>
      <text:p text:style-name="P9">Leder: __________________________________<text:tab/><text:tab/>Dato _______________</text:p>
      <text:p text:style-name="P9"/>
      <text:p text:style-name="P9">Jeg bekrefter å ha mottatt tilbakemelding om utfall av møtet etter 3. gangs forseelse. Jeg forstår at misbruk av rusmidler kan få konsekvenser for mitt ansettelsesforhold ved Universitetet i Bergen.</text:p>
      <text:p text:style-name="P9"/>
      <text:p text:style-name="P9">Ansatt: __________________________________<text:tab/><text:tab/>Dato _______________</text:p>
      <text:p text:style-name="P9"/>
      <text:p text:style-name="P9"/>
      <text:p text:style-name="P9"/>
      <text:p text:style-name="P9">Kopi av denne advarsel til:<text:tab/></text:p>
      <text:p text:style-name="P9">HMS- seksjonen<text:tab/></text:p>
      <text:p text:style-name="P9">Hovedkontakt</text:p>
      <text:p text:style-name="P9">Nærmeste overordnede<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fo:font-size="12pt" fo:language="nb" fo:country="NO" style:font-name-asian="Times New Roman" style:font-size-asian="12pt" style:font-name-complex="Time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Standardskrift_20_for_20_avsnitt" style:display-name="Standardskrift for avsnit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06cm" fo:margin-bottom="1.09cm" fo:margin-left="2cm" fo:margin-right="1.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_</dc:title>
    <meta:initial-creator>Lisensavtale</meta:initial-creator>
    <meta:creation-date>2011-02-14T14:51:00</meta:creation-date>
    <dc:date>2011-10-13T12:19:11.55</dc:date>
    <meta:print-date>2011-01-07T12:09:00</meta:print-date>
    <meta:editing-cycles>4</meta:editing-cycles>
    <meta:editing-duration>PT574H24M21S</meta:editing-duration>
    <meta:generator>OpenOffice.org/3.2$Win32 OpenOffice.org_project/320m18$Build-9502</meta:generator>
    <meta:document-statistic meta:table-count="1" meta:image-count="0" meta:object-count="1" meta:page-count="2" meta:paragraph-count="49" meta:word-count="445" meta:character-count="3878"/>
  </office:meta>
</office:document-meta>
</file>